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330000019EBA11F1FA97994324.jpg" manifest:media-type="image/jpeg"/>
  <manifest:file-entry manifest:full-path="settings.xml" manifest:media-type="text/xml"/>
  <manifest:file-entry manifest:full-path="manifest.rdf" manifest:media-type="application/rdf+xml"/>
  <manifest:file-entry manifest:full-path="Object 1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3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0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Object 1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5.5382in" fo:margin-left="0.3951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7507in"/>
    </style:style>
    <style:style style:name="Table1.B" style:family="table-column">
      <style:table-column-properties style:column-width="0.3917in"/>
    </style:style>
    <style:style style:name="Table1.C" style:family="table-column">
      <style:table-column-properties style:column-width="0.6139in"/>
    </style:style>
    <style:style style:name="Table1.D" style:family="table-column">
      <style:table-column-properties style:column-width="1.1222in"/>
    </style:style>
    <style:style style:name="Table1.E" style:family="table-column">
      <style:table-column-properties style:column-width="0.6597in"/>
    </style:style>
    <style:style style:name="Table1.1" style:family="table-row">
      <style:table-row-properties style:min-row-height="0.4972in" fo:keep-together="auto"/>
    </style:style>
    <style:style style:name="Table1.A1" style:family="table-cell">
      <style:table-cell-properties style:vertical-align="middle" fo:background-color="#c7c7c7" fo:padding="0.0382in" fo:border="0.7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c7c7c7" fo:padding="0.0382in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D4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middle" fo:padding="0.0382in" fo:border-left="0.75pt solid #000000" fo:border-right="none" fo:border-top="0.75pt solid #000000" fo:border-bottom="0.75pt solid #000000" style:writing-mode="lr-tb"/>
    </style:style>
    <style:style style:name="Table1.E8" style:family="table-cell">
      <style:table-cell-properties style:vertical-align="middle" fo:padding="0.0382in" fo:border="0.75pt solid #000000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E9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E10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middle" fo:background-color="transparent" fo:padding="0.0382in" fo:border-left="0.75pt solid #000000" fo:border-right="none" fo:border-top="none" fo:border-bottom="0.75pt solid #000000" style:writing-mode="lr-tb">
        <style:background-image/>
      </style:table-cell-properties>
    </style:style>
    <style:style style:name="Table1.E11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middle" fo:padding="0.0382in" fo:border="0.75pt solid #000000" style:writing-mode="lr-tb"/>
    </style:style>
    <style:style style:name="Table1.C14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8" style:family="table-row">
      <style:table-row-properties style:min-row-height="2.4104in" fo:keep-together="auto"/>
    </style:style>
    <style:style style:name="Table1.A18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9" style:family="table-row">
      <style:table-row-properties style:min-row-height="0.7306in" fo:keep-together="auto"/>
    </style:style>
    <style:style style:name="Table1.A19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B19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P1" style:family="paragraph" style:parent-style-name="Header" style:master-page-name="">
      <loext:graphic-properties draw:fill="none"/>
      <style:paragraph-properties fo:margin-left="0in" fo:margin-right="-0.1252in" fo:text-align="start" style:justify-single-word="false" fo:orphans="2" fo:widows="2" fo:text-indent="0.4366in" style:auto-text-indent="false" style:page-number="auto" fo:background-color="transparent" style:writing-mode="lr-tb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P4" style:family="paragraph" style:parent-style-name="logo">
      <style:paragraph-properties fo:text-align="end" style:justify-single-word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P5" style:family="paragraph" style:parent-style-name="Standard">
      <style:paragraph-properties style:line-height-at-least="0.139in" fo:text-align="center" style:justify-single-word="false"/>
      <style:text-properties fo:font-size="8pt" officeooo:paragraph-rsid="00065703" style:font-size-asian="8pt" style:font-name-complex="Tahoma" style:font-size-complex="8pt"/>
    </style:style>
    <style:style style:name="P6" style:family="paragraph" style:parent-style-name="Standard">
      <style:paragraph-properties style:line-height-at-least="0.139in" fo:text-align="center" style:justify-single-word="false"/>
      <style:text-properties officeooo:paragraph-rsid="00065703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065703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65703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96683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0bde96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5.6862in"/>
        </style:tab-stops>
      </style:paragraph-properties>
      <style:text-properties officeooo:paragraph-rsid="00065703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8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9" style:family="paragraph" style:parent-style-name="Standard">
      <style:paragraph-properties fo:text-align="justify" style:justify-single-word="false"/>
      <style:text-properties officeooo:rsid="000daa14" officeooo:paragraph-rsid="000daa14"/>
    </style:style>
    <style:style style:name="P20" style:family="paragraph" style:parent-style-name="Standard">
      <style:paragraph-properties fo:text-align="center" style:justify-single-word="false"/>
      <style:text-properties officeooo:paragraph-rsid="000daa14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/>
      <style:text-properties fo:font-weight="bold" officeooo:paragraph-rsid="00065703" style:font-weight-asian="bold"/>
    </style:style>
    <style:style style:name="P22" style:family="paragraph" style:parent-style-name="Standard">
      <style:paragraph-properties fo:line-height="150%" fo:text-align="start" style:justify-single-word="false"/>
      <style:text-properties fo:font-style="normal" officeooo:paragraph-rsid="000e3dfa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/>
    </style:style>
    <style:style style:name="T1" style:family="text">
      <style:text-properties fo:font-size="8pt" style:font-size-asian="8pt" style:font-name-complex="Tahoma" style:font-size-complex="8pt"/>
    </style:style>
    <style:style style:name="T2" style:family="text">
      <style:text-properties fo:font-size="8pt" style:font-size-asian="8pt" style:language-asian="ar" style:country-asian="SA" style:font-name-complex="Tahoma" style:font-size-complex="8pt"/>
    </style:style>
    <style:style style:name="T3" style:family="text">
      <style:text-properties fo:font-size="8pt" fo:font-style="italic" style:font-size-asian="8pt" style:font-style-asian="italic" style:font-name-complex="Tahoma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65703"/>
    </style:style>
    <style:style style:name="T7" style:family="text">
      <style:text-properties officeooo:rsid="0007dd9f"/>
    </style:style>
    <style:style style:name="T8" style:family="text">
      <style:text-properties officeooo:rsid="000daa14"/>
    </style:style>
    <style:style style:name="T9" style:family="text">
      <style:text-properties officeooo:rsid="000dc923"/>
    </style:style>
    <style:style style:name="T10" style:family="text">
      <style:text-properties officeooo:rsid="000e3df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 draw:visible-area-top="0in" draw:visible-area-width="0.1941in" draw:visible-area-height="0.194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21">ATA DE DEFESA DO TRABALHO DE CONCLUSÃO DE CURSO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9">Tecnologia em Análise e Desenvolvimento de Sistemas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7">1 - Identificação do Aluno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9">Maryana Marinho da Silva Melo</text:p>
          </table:table-cell>
          <table:covered-table-cell/>
          <table:covered-table-cell/>
          <table:table-cell table:style-name="Table1.D4" table:number-columns-spanned="2" office:value-type="string">
            <text:p text:style-name="P10">Matrícula: 20141070130232</text:p>
          </table:table-cell>
          <table:covered-table-cell/>
        </table:table-row>
        <table:table-row table:style-name="Table1.5">
          <table:table-cell table:style-name="Table1.A3" table:number-columns-spanned="5" office:value-type="string">
            <text:p text:style-name="P7">2 – Título do Trabalho de Conclusão de Curso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p text:style-name="P19"><text:span text:style-name="T9">e-Plano: </text:span>Plano Semestral de Trabalho <text:span text:style-name="T9">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table:number-columns-spanned="5" office:value-type="string">
            <text:p text:style-name="P8">3 – Avaliação da Banca Examinadora <text:span text:style-name="T6">( Notas 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22"><text:span text:style-name="T6">Waldeyr Mendes Cordeiro da Silva (orientador)</text:span></text:p>
          </table:table-cell>
          <table:covered-table-cell/>
          <table:covered-table-cell/>
          <table:covered-table-cell/>
          <table:table-cell table:style-name="Table1.E8" office:value-type="string">
            <text:p text:style-name="P12"/>
          </table:table-cell>
        </table:table-row>
        <table:table-row table:style-name="Table1.9">
          <table:table-cell table:style-name="Table1.A9" table:number-columns-spanned="4" office:value-type="string">
            <text:p text:style-name="P22">Thiago Goncalves Dia<text:span text:style-name="T10">s <text:s/>(</text:span>Avaliador<text:span text:style-name="T10">)</text:span></text:p>
          </table:table-cell>
          <table:covered-table-cell/>
          <table:covered-table-cell/>
          <table:covered-table-cell/>
          <table:table-cell table:style-name="Table1.E9" office:value-type="string">
            <text:p text:style-name="P12"/>
          </table:table-cell>
        </table:table-row>
        <table:table-row table:style-name="Table1.10">
          <table:table-cell table:style-name="Table1.A10" table:number-columns-spanned="4" office:value-type="string">
            <text:p text:style-name="P22">Lucas Maciel Vieira <text:s/><text:span text:style-name="T10">(</text:span>Avaliador<text:span text:style-name="T10">)</text:span></text:p>
          </table:table-cell>
          <table:covered-table-cell/>
          <table:covered-table-cell/>
          <table:covered-table-cell/>
          <table:table-cell table:style-name="Table1.E10" office:value-type="string">
            <text:p text:style-name="P12"/>
          </table:table-cell>
        </table:table-row>
        <table:table-row table:style-name="Table1.11">
          <table:table-cell table:style-name="Table1.A11" table:number-columns-spanned="4" office:value-type="string">
            <text:p text:style-name="P23">Média Fin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17"/>
          </table:table-cell>
        </table:table-row>
        <table:table-row table:style-name="Table1.12">
          <table:table-cell table:style-name="Table1.A3" table:number-columns-spanned="5" office:value-type="string">
            <text:p text:style-name="P7">4 - Resultado:</text:p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5" office:value-type="string">
            <text:p text:style-name="P10">A Banca Examinadora, em <text:span text:style-name="T8">03 de Julho de 2019</text:span>, após a <text:span text:style-name="T5">Defesa do Trabalho de Conclusão de Curso</text:span> e arguição, decidiu: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2" office:value-type="string">
            <text:p text:style-name="P10"><draw:frame draw:style-name="fr2" draw:name="Object1" text:anchor-type="as-char" svg:width="0.1161in" svg:height="0.1161in" draw:z-index="2"><draw:object-ole xlink:href="./Object 9" xlink:type="simple" xlink:show="embed" xlink:actuate="onLoad"/><draw:image xlink:href="./ObjectReplacements/Object 9" xlink:type="simple" xlink:show="embed" xlink:actuate="onLoad"/><svg:desc>OLE-object</svg:desc></draw:frame><text:s/>Pela aprovação do TCC<text:span text:style-name="T5"> (correções).</text:span></text:p>
          </table:table-cell>
          <table:covered-table-cell/>
          <table:table-cell table:style-name="Table1.C14" table:number-columns-spanned="3" office:value-type="string">
            <text:p text:style-name="P10"><draw:frame draw:style-name="fr2" draw:name="Object5" text:anchor-type="as-char" svg:width="0.1161in" svg:height="0.1161in" draw:z-index="1"><draw:object-ole xlink:href="./Object 13" xlink:type="simple" xlink:show="embed" xlink:actuate="onLoad"/><draw:image xlink:href="./ObjectReplacements/Object 13" xlink:type="simple" xlink:show="embed" xlink:actuate="onLoad"/><svg:desc>OLE-object</svg:desc></draw:frame><text:s/>Pela reprovação do TCC</text:p>
          </table:table-cell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18">Preenchido pelo Orientador após a entrega da versão final do TCC: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5" office:value-type="string">
            <text:p text:style-name="P11"><draw:frame draw:style-name="fr2" draw:name="Object2" text:anchor-type="as-char" svg:width="0.1161in" svg:height="0.1161in" draw:z-index="3"><draw:object-ole xlink:href="./Object 10" xlink:type="simple" xlink:show="embed" xlink:actuate="onLoad"/><draw:image xlink:href="./ObjectReplacements/Object 10" xlink:type="simple" xlink:show="embed" xlink:actuate="onLoad"/><svg:desc>OLE-object</svg:desc></draw:frame><text:s/><text:span text:style-name="T7">C</text:span>orreções <text:span text:style-name="T7">efetuasdas</text:span> conforme requerido pela Banca Examinadora e o TCC foi <text:span text:style-name="T4">aprovado</text:span>.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11"><draw:frame draw:style-name="fr2" draw:name="Object3" text:anchor-type="as-char" svg:width="0.1161in" svg:height="0.1161in" draw:z-index="4"><draw:object-ole xlink:href="./Object 11" xlink:type="simple" xlink:show="embed" xlink:actuate="onLoad"/><draw:image xlink:href="./ObjectReplacements/Object 11" xlink:type="simple" xlink:show="embed" xlink:actuate="onLoad"/><svg:desc>OLE-object</svg:desc></draw:frame><text:s/><text:span text:style-name="T7">C</text:span>orreções <text:span text:style-name="T7">não efetuadas</text:span> conforme requerido pela Banca Examinadora e o TCC foi <text:span text:style-name="T4">reprovado</text:span>.</text:p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5" office:value-type="string">
            <text:p text:style-name="P15">___________________________________________________</text:p>
            <text:p text:style-name="P13">Prof. <text:span text:style-name="T6">Dr. Waldeyr Mendes Cordeiro da Silva</text:span><text:span text:style-name="T5"> <text:s/>- </text:span>Orientador (a)</text:p>
            <text:p text:style-name="P13"/>
            <text:p text:style-name="P14">___________________________________________</text:p>
            <text:p text:style-name="P13">Prof. <text:span text:style-name="T6">Me.</text:span> Thiago Goncalves Dia<text:span text:style-name="T10">s</text:span> </text:p>
            <text:p text:style-name="P13"/>
            <text:p text:style-name="P14">___________________________________________</text:p>
            <text:p text:style-name="P16">Prof. <text:span text:style-name="T8">Me</text:span>. Lucas Maciel Vieira </text:p>
          </table:table-cell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office:value-type="string">
            <text:p text:style-name="P10">Autenticação pelo Coordenador de Área:</text:p>
            <text:p text:style-name="P10"/>
            <text:p text:style-name="P10"/>
            <text:p text:style-name="P20"><text:span text:style-name="T8">Data: </text:span>___ / ___ / ________ <text:s text:c="3"/></text:p>
            <text:p text:style-name="P20"/>
            <text:p text:style-name="P20"/>
            <text:p text:style-name="P20"/>
            <text:p text:style-name="P20"><text:s/>__________________________</text:p>
            <text:p text:style-name="P20">Assinatura / Carimbo</text:p>
          </table:table-cell>
          <table:table-cell table:style-name="Table1.B19" table:number-columns-spanned="4" office:value-type="string">
            <text:p text:style-name="P10">Homologação pelo Professor da Disciplina de TCC:</text:p>
            <text:p text:style-name="P10"/>
            <text:p text:style-name="P20"><text:span text:style-name="T8">Data: </text:span>___ / ___ / __________</text:p>
            <text:p text:style-name="P20"/>
            <text:p text:style-name="P20"/>
            <text:p text:style-name="P20"/>
            <text:p text:style-name="P20">___________________________</text:p>
            <text:p text:style-name="P20">Assinatura / Carimbo</text:p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go" style:family="paragraph" style:parent-style-name="Standard">
      <style:paragraph-properties fo:margin-top="0in" fo:margin-bottom="0in" loext:contextual-spacing="false" fo:line-height="100%"/>
      <style:text-properties style:font-name="Arial Narrow" fo:font-family="'Arial Narrow'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 Narrow" style:font-family-complex="'Arial Narrow'" style:font-family-generic-complex="swiss" style:font-pitch-complex="variable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-0.1252in" fo:text-align="start" style:justify-single-word="false" fo:orphans="2" fo:widows="2" fo:text-indent="0.4366in" style:auto-text-indent="false" style:page-number="auto" fo:background-color="transparent" style:writing-mode="lr-tb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MP4" style:family="paragraph" style:parent-style-name="logo">
      <style:paragraph-properties fo:text-align="end" style:justify-single-word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MP5" style:family="paragraph" style:parent-style-name="Standard">
      <style:paragraph-properties style:line-height-at-least="0.139in" fo:text-align="center" style:justify-single-word="false"/>
      <style:text-properties fo:font-size="8pt" officeooo:paragraph-rsid="00065703" style:font-size-asian="8pt" style:font-name-complex="Tahoma" style:font-size-complex="8pt"/>
    </style:style>
    <style:style style:name="MP6" style:family="paragraph" style:parent-style-name="Standard">
      <style:paragraph-properties style:line-height-at-least="0.139in" fo:text-align="center" style:justify-single-word="false"/>
      <style:text-properties officeooo:paragraph-rsid="00065703"/>
    </style:style>
    <style:style style:name="MT1" style:family="text">
      <style:text-properties fo:font-size="8pt" style:font-size-asian="8pt" style:font-name-complex="Tahoma" style:font-size-complex="8pt"/>
    </style:style>
    <style:style style:name="MT2" style:family="text">
      <style:text-properties fo:font-size="8pt" fo:font-style="italic" style:font-size-asian="8pt" style:font-style-asian="italic" style:font-name-complex="Tahoma" style:font-size-complex="8pt"/>
    </style:style>
    <style:style style:name="MT3" style:family="text">
      <style:text-properties fo:font-size="8pt" style:font-size-asian="8pt" style:language-asian="ar" style:country-asian="SA" style:font-name-complex="Tahoma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0807in" fo:margin-left="0.9846in" fo:margin-right="1.35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37in" fo:margin-left="0.3516in" fo:margin-right="0in" fo:margin-bottom="0.1047in" style:dynamic-spacing="true"/>
      </style:header-style>
      <style:footer-style>
        <style:header-footer-properties fo:min-height="0.1165in" fo:margin-left="0in" fo:margin-right="0in" fo:margin-top="0.07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3"><draw:frame draw:style-name="Mfr1" draw:name="Image1" text:anchor-type="char" svg:x="0.0472in" svg:y="0.0528in" svg:width="1.4791in" svg:height="0.5555in" draw:z-index="0"><draw:image xlink:href="Pictures/10000000000004330000019EBA11F1FA97994324.jpg" xlink:type="simple" xlink:show="embed" xlink:actuate="onLoad" loext:mime-type="image/jpeg"/></draw:frame>MINISTÉRIO DA EDUCAÇÃO </text:p>
        <text:p text:style-name="MP4"><text:tab/><text:tab/><text:tab/>SECRETARIA DE EDUCAÇÃO PROFISSIONAL E TECNOLÓGICA </text:p>
        <text:p text:style-name="MP4"><text:tab/><text:tab/><text:tab/>INSTITUTO FEDERAL DE EDUCAÇÃO, CIÊNCIA E TECNOLOGIA DE GOIÁS </text:p>
        <text:p text:style-name="MP4"><text:tab/><text:tab/><text:tab/>CÂMPUS FORMOSA </text:p>
        <text:p text:style-name="MP4"/>
        <text:p text:style-name="MP2"/>
      </style:header>
      <style:footer>
        <text:p text:style-name="MP5">Instituto Federal de Goiás / Câmpus Formosa. Rua 64, esq. c/ Rua 11, s/nº, Expansão Parque Lago. CEP: 73813-816. Formosa – GO. </text:p>
        <text:p text:style-name="MP6"><text:span text:style-name="MT1">Fone: (61) 3642-9450 </text:span><text:span text:style-name="MT2">Site</text:span><text:span text:style-name="MT1">: </text:span><text:a xlink:type="simple" xlink:href="http://www.formosa.ifg.edu.br/" text:style-name="Internet_20_link" text:visited-style-name="Visited_20_Internet_20_Link"><text:span text:style-name="Internet_20_link"><text:span text:style-name="MT3">www.formosa.ifg.edu.br</text:span></text:span></text:a><text:span text:style-name="MT1"> </text:span></text:p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DE DEFESA DE DISSERTAÇÃO</dc:title>
    <dc:subject/>
    <meta:keyword/>
    <dc:description/>
    <meta:initial-creator>BRAZIL</meta:initial-creator>
    <meta:creation-date>2004-09-27T09:23:00</meta:creation-date>
    <dc:date>2019-06-29T17:22:46.435020527</dc:date>
    <meta:editing-cycles>18</meta:editing-cycles>
    <meta:editing-duration>PT1H29M11S</meta:editing-duration>
    <meta:generator>LibreOffice/6.1.6.3$Linux_X86_64 LibreOffice_project/10$Build-3</meta:generator>
    <meta:document-statistic meta:table-count="1" meta:image-count="1" meta:object-count="4" meta:page-count="1" meta:paragraph-count="39" meta:word-count="236" meta:character-count="1688" meta:non-whitespace-character-count="1459"/>
  </office:meta>
</office:document-meta>
</file>